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72cm" svg:height="13.224cm" svg:x="5.666cm" svg:y="1.591cm">
            <draw:object draw:notify-on-update-of-ranges="Sheet1.A2:Sheet1.A10 Sheet1.B1:Sheet1.B1 Sheet1.B2:Sheet1.B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>
            <text:p>Event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ROW()-6)^2*(ROW())*(ROW()-10)/10+40" office:value-type="float" office:value="14.4">
            <text:p>14,4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ROW()-6)^2*(ROW())*(ROW()-10)/10+40" office:value-type="float" office:value="21.1">
            <text:p>21,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ROW()-6)^2*(ROW())*(ROW()-10)/10+40" office:value-type="float" office:value="30.4">
            <text:p>30,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ROW()-6)^2*(ROW())*(ROW()-10)/10+40" office:value-type="float" office:value="37.5">
            <text:p>37,5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ROW()-6)^2*(ROW())*(ROW()-10)/10+40"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ROW()-6)^2*(ROW())*(ROW()-10)/10+40" office:value-type="float" office:value="37.9">
            <text:p>37,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ROW()-6)^2*(ROW())*(ROW()-10)/10+40" office:value-type="float" office:value="33.6">
            <text:p>33,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(ROW()-6)^2*(ROW())*(ROW()-10)/10+40" office:value-type="float" office:value="31.9">
            <text:p>31,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ROW()-6)^2*(ROW())*(ROW()-10)/10+40" office:value-type="float" office:value="40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 number:title="User-defined">
      <number:month number:textual="true"/>
    </number:date-style>
    <number:date-style style:name="N10122" number:language="en" number:country="US" number:title="User-defined">
      <number:day number:style="long"/>
      <number:text>. 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.00.0000</text:date>, <text:time style:data-style-name="N2" text:time-value="15:31:54.6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Regina Henschel</meta:initial-creator>
    <meta:creation-date>2020-05-26T14:24:33.843000000</meta:creation-date>
    <dc:date>2020-05-26T15:40:02.442000000</dc:date>
    <dc:creator>Regina Henschel</dc:creator>
    <meta:editing-duration>PT28M34S</meta:editing-duration>
    <meta:editing-cycles>6</meta:editing-cycles>
    <meta:generator>LOdaily_24Mai/7.0.0.0.alpha1$Windows_X86_64 LibreOffice_project/0e5e935deb0527c64865cfcc53a0421e56b74b6f</meta:generator>
    <meta:document-statistic meta:table-count="1" meta:cell-count="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false" chart:axis-position="0" chart:axis-label-position="outside-start" style:rotation-angle="90"/>
      <style:graphic-properties svg:stroke-width="0.04cm" svg:stroke-color="#696969"/>
      <style:text-properties fo:font-size="10pt" fo:language="en" fo:country="US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5" chart:origin="0" chart:reverse-direction="false" text:line-break="false" chart:link-data-style-to-source="true" chart:axis-position="start"/>
      <style:graphic-properties svg:stroke-width="0.04cm" svg:stroke-color="#696969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5cm" chart:symbol-height="0.15cm" chart:link-data-style-to-source="true"/>
      <style:graphic-properties svg:stroke-width="0.05cm" svg:stroke-color="#32cd32" draw:fill-color="#32cd32" dr3d:edge-rounding="5%"/>
      <style:text-properties fo:font-size="10pt" style:font-size-asian="10pt" style:font-size-complex="10pt"/>
    </style:style>
    <style:style style:name="ch9" style:family="chart">
      <style:chart-properties chart:regression-name="Degree4Force5" chart:regression-max-degree="4" chart:regression-force-intercept="true" chart:regression-intercept-value="5" chart:regression-period="2" chart:regression-type="polynomial"/>
      <style:graphic-properties svg:stroke-width="0.04cm" svg:stroke-color="#8b000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73cm" svg:height="13.225cm" xlink:href=".." xlink:type="simple" chart:class="chart:scatter" chart:style-name="ch1">
        <chart:title svg:x="3.65cm" svg:y="0.4cm" chart:style-name="ch2">
          <text:p>XY-Chart</text:p>
        </chart:title>
        <chart:legend chart:legend-position="bottom" svg:x="1.89cm" svg:y="12.62cm" style:legend-expansion="wide" chart:style-name="ch3"/>
        <chart:plot-area chart:style-name="ch4" table:cell-range-address="Sheet1.A1:Sheet1.B10" chart:data-source-has-labels="both" svg:x="0.409cm" svg:y="1.192cm" svg:width="8.824cm" svg:height="7.594cm">
          <chart:coordinate-region svg:x="1.041cm" svg:y="1.395cm" svg:width="7.99cm" svg:height="6.76cm"/>
          <chart:axis chart:dimension="x" chart:name="primary-x" chart:style-name="ch5">
            <chart:categories table:cell-range-address="Sheet1.A2:Sheet1.A1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Sheet1.B2:Sheet1.B10" chart:label-cell-address="Sheet1.B1:Sheet1.B1" chart:class="chart:scatter">
            <chart:domain table:cell-range-address="Sheet1.A2:Sheet1.A10"/>
            <chart:regression-curve chart:style-name="ch9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14.4">
                <text:p>14.4</text:p>
                <draw:g>
                  <svg:desc>Sheet1.B2:Sheet1.B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 xmlns:chartooo="http://openoffice.org/2010/chart">
    <meta:generator>LOdaily_24Mai/7.0.0.0.alpha1$Windows_X86_64 LibreOffice_project/0e5e935deb0527c64865cfcc53a0421e56b74b6f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script="urn:oasis:names:tc:opendocument:xmlns:script:1.0" xmlns:dom="http://www.w3.org/2001/xml-events" xmlns:xhtml="http://www.w3.org/1999/xhtml" xmlns:grddl="http://www.w3.org/2003/g/data-view#" xmlns:css3t="http://www.w3.org/TR/css3-text/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